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35e16"/>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end" style:justify-single-word="false"/>
      <style:text-properties fo:font-weight="bold" style:font-weight-asian="bold" style:font-weight-complex="bold"/>
    </style:style>
    <style:style style:name="P4" style:family="paragraph" style:parent-style-name="Header">
      <style:paragraph-properties fo:text-align="end" style:justify-single-word="false"/>
      <style:text-properties style:font-name="FreeMono"/>
    </style:style>
    <style:style style:name="P5" style:family="paragraph" style:parent-style-name="Heading_20_1">
      <style:text-properties officeooo:rsid="0006cdf4" officeooo:paragraph-rsid="0006cdf4"/>
    </style:style>
    <style:style style:name="T1" style:family="text">
      <style:text-properties officeooo:rsid="00035e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ra</text:h>
      <text:p text:style-name="P1">Vivamus lacinia malesuada ex sit amet fermentum. Ut faucibus erat ac porttitor vestibulum. Nullam porttitor vehicula nisi, vel euismod nisi lacinia non. Sed pharetra purus at lectus molestie, in fermentum massa malesu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font-weight="bold" style:font-weight-asian="bold" style:font-weight-complex="bold"/>
    </style:style>
    <style:style style:name="MP2" style:family="paragraph" style:parent-style-name="Text_20_body">
      <style:paragraph-properties fo:text-align="end" style:justify-single-word="false"/>
    </style:style>
    <style:style style:name="MP3" style:family="paragraph" style:parent-style-name="Header">
      <style:paragraph-properties fo:text-align="end" style:justify-single-word="false"/>
      <style:text-properties style:font-name="FreeMono"/>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ack AB</text:p>
        <text:p text:style-name="MP2">Svångremsgatan 1<text:line-break/>423 01 Långköping<text:line-break/>Org nr 556999-9999</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0:37:24.191286868</meta:creation-date>
    <dc:date>2019-01-30T21:48:13.557308357</dc:date>
    <meta:editing-duration>PT50M6S</meta:editing-duration>
    <meta:editing-cycles>2</meta:editing-cycles>
    <meta:generator>LibreOffice/6.0.7.3$Linux_X86_64 LibreOffice_project/00m0$Build-3</meta:generator>
    <meta:document-statistic meta:table-count="0" meta:image-count="0" meta:object-count="0" meta:page-count="1" meta:paragraph-count="4" meta:word-count="43" meta:character-count="284" meta:non-whitespace-character-count="245"/>
  </office:meta>
</office:document-meta>
</file>